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6" style:family="paragraph" style:parent-style-name="Standard">
      <style:paragraph-properties fo:margin-left="0in" fo:margin-right="0in" fo:text-align="justify" style:justify-single-word="false" fo:text-indent="0in" style:auto-text-indent="false" style:writing-mode="lr-tb"/>
    </style:style>
    <style:style style:name="P7"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8"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T1" style:family="text">
      <style:text-properties style:font-name="XB Zar" style:font-name-complex="XB Zar"/>
    </style:style>
    <style:style style:name="T2" style:family="text">
      <style:text-properties fo:background-color="#ffff00"/>
    </style:style>
    <style:style style:name="T3" style:family="text">
      <style:text-properties style:font-name="FreeMono"/>
    </style:style>
    <style:style style:name="T4" style:family="text">
      <style:text-properties style:font-name="FreeMono" fo:font-size="10pt" fo:font-weight="normal" fo:background-color="transparent" style:font-size-asian="10pt" style:font-weight-asian="normal" style:font-name-complex="XB Zar" style:font-size-complex="10pt" style:font-weight-complex="normal"/>
    </style:style>
    <style:style style:name="T5" style:family="text">
      <style:text-properties style:font-name="FreeMono"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رای آشنایی با ساختار کلی سیستم‌عامل گنو/لینوکس و توزیع دبیان گنو/لینوکس در این فصل در رابطه با نحوه‌ی دسترسی به پارتیشن‌ها و دستگاه‌ها و همچنین شیوه‌ی نصب درایورها بحث شده است. مطالب این فصل ممکن است در مقایسه با فصل‌های دیگر پیچیده به نظر برسد اما با مطالعه‌ی بیشتر با سازوکار این سیستم‌عامل بیشتر آشنا خواهید شد. برای مطالعه‌ی بیشتر به پیوست ۲ و ۳ همین کتاب مراجعه کنید.</text:p>
      <text:p text:style-name="P1"/>
      <text:p text:style-name="P3">۱-۷- پارتیشن‌ها و فایل‌سیستم‌ها</text:p>
      <text:p text:style-name="P1">دسترسی به پارتیشن‌های مختلف روی هارددیسک‌ها و دیگر دستگاه‌های ذخیره‌سازی داده‌ها در سیستم‌عامل گنو/لینوکس با روند متصل کردن<text:note text:id="ftn1" text:note-class="footnote"><text:note-citation>1</text:note-citation><text:note-body><text:p text:style-name="Footnote">mount</text:p></text:note-body></text:note> این پارتیشن‌ها و دستگاه‌ها به دایرکتوری‌های موجود در سیستم انجام می‌شود. با اجرای دستور mount می‌توانید از پارتیشن‌ها و دستگاه‌های متصل شده به سیستم خود مطلع شوید:</text:p>
      <table:table table:name="Table36" table:style-name="Table36">
        <table:table-column table:style-name="Table36.A"/>
        <table:table-row>
          <table:table-cell table:style-name="Table36.A1" office:value-type="string">
            <text:p text:style-name="P5">root@debian:~# mount</text:p>
            <text:p text:style-name="P5">/dev/sda1 on / type ext3 (rw,errors=remount-ro)</text:p>
            <text:p text:style-name="P5">...</text:p>
          </table:table-cell>
        </table:table-row>
      </table:table>
      <text:p text:style-name="P1">برای نمونه، یک خط از خروجی این دستور نمایش داده شده است. همان‌طور که مشاهده می‌کنید، پارتیشن اول از هاردیسک dev/sda/ با نام dev/sda1/ به دایرکتوری «/» که همان دایرکتوری معروف ریشه است، متصل شده است. فایل‌سیستم این پارتیشن از نوع ext3 است که فایل‌<text:span text:style-name="T1">سیستم اصلی سیستم‌عامل‌های گنو/لینوکس است. این پارتیشن با پارامترهای (rw,errors=remount-ro) به دایرکتوری ریشه به‌صورت خواندنی-نوشتنی متصل شده است و در صورت بروز هرگونه اشکال، به‌صورت فقط-خواندنی دوباره به همان دایرکتوری ریشه متصل می‌شود.</text:span></text:p>
      <text:p text:style-name="P1">نحوه‌ی نام‌گذاری دستگاه‌های ذخیره‌سازی داده‌ها و پارتیشن‌های آن‌ها اینگونه است که هارددیسک‌های SATA با نام‌های sd و هارددیسک‌های IDE با نام‌های hd نام‌گذاری می‌شوند. اولین هارددیسک شناخته شده در سیستم با پسوند a، دومین با پسوند b و بقیه‌ی هاردیسک به ترتیب با دیگر حروف الفبای انگلیسی شناخته می‌شوند. پارتیشن‌های روی هر هارددیسک با اعداد ترتیبی که از یک شروع می‌شود، شماره‌گذاری می‌شوند. تمام این دستگاه‌ها به‌صورت فایل‌هایی در مسیر dev/ قرار می‌گیرند تا با استفاده از دستور mount بتوانیم آن‌ها را به دایرکتوری مورد نظر خود برای دسترسی به محتوای آنها متصل کنیم. برای نمونه‌ی هارددیسک اصلی سیستم که از نوع SATA است به شکل زیر است:</text:p>
      <table:table table:name="Table1" table:style-name="Table1">
        <table:table-column table:style-name="Table1.A"/>
        <table:table-row>
          <table:table-cell table:style-name="Table1.A1" office:value-type="string">
            <text:p text:style-name="P6">root@debian:~# ls -la /dev/sda*</text:p>
            <text:p text:style-name="P5">brw-rw---- 1 root disk 8, 0 Jul 26 20:29 /dev/sda </text:p>
            <text:p text:style-name="P5">brw-rw---- 1 root disk 8, 1 Jul 26 20:29 /dev/sda1 </text:p>
            <text:p text:style-name="P5">brw-rw---- 1 root disk 8, 2 Jul 26 20:29 /dev/sda2 </text:p>
            <text:p text:style-name="P5">brw-rw---- 1 root disk 8, 5 Jul 26 20:29 /dev/sda5</text:p>
          </table:table-cell>
        </table:table-row>
      </table:table>
      <text:p text:style-name="P1">همان‌طور که مشاهده می‌کنید، فایل‌های زیر از نوع block-device هستند که با کاراکتر اول <text:s/>b مشخص شده‌اند. فایل‌های block-device در هنگام اتصال دستگاه‌های ذخیره‌سازی جدید به سیستم ساخته می‌شوند و قابلیت mount را دارند. دلیل این نام‌گذاری شیوه‌ی خواندن داده‌ها از دستگاه‌های ذخیره‌سازی در این سیستم‌عامل است که به شیوه‌ی خواندن داده‌ها به‌صورت بلوک‌هایی با اندازه‌های مشخص (block size) اشاره دارد. نوع دیگری از دستگاه‌ها هم با نام character-device وجود دارد که شیوه‌ی خواندن اطلاعات از آن‌ها به‌صورت کاراکتری (مانند کیبورد) است و با کاراکتر اول <text:s/>c مشخص می‌شوند. به خاطر داشته باشید که فایل dev/sda/ به کل هارددیسک اشاره دارد و قابل اتصال به هیچ دایرکتوری نیست، حال آنکه فایل‌های sda1 تا sda2 پارتیشن‌های این هارددیسک هستند و می‌توان آن‌ها را به دایرکتوری مورد نظر متصل کرد. <text:soft-page-break/>برای نمونه به دستورهای زیر توجه کنید:</text:p>
      <table:table table:name="Table2" table:style-name="Table2">
        <table:table-column table:style-name="Table2.A"/>
        <table:table-row>
          <table:table-cell table:style-name="Table2.A1" office:value-type="string">
            <text:p text:style-name="P5">root@debian:~# cd /media</text:p>
            <text:p text:style-name="P5">root@debian:/media# mkdir mydisk</text:p>
            <text:p text:style-name="P5">root@debian:/media# mount /dev/sda2 mydisk</text:p>
            <text:p text:style-name="P5">root@debian:/media# ls mydisk</text:p>
            <text:p text:style-name="P5">directory1 file1.txt lost+found test</text:p>
          </table:table-cell>
        </table:table-row>
      </table:table>
      <text:p text:style-name="P1"><text:span text:style-name="T1">دستور اول، دایرکتوری جاری را به media/ تغییر می‌دهد. دستور دوم، یک دایرکتوری با نام mydisk، می‌سازد و دستور سوم dev/sda2/ را به دایرکتوری ساخته‌شده متصل می‌کند. دستور چهارم فهرست </text:span><text:span text:style-name="T1">دایرکتوری‌های موجود در این پارتیشن را پس از اتصال به دایرکتوری mydisk نمایش می‌دهد. اگر دیگر نمی‌خواهید از این پارتیشن استفاده کنید، بسیار توصیه می‌شود که آنرا با دستور umount از حالت اتصال به این دایرکتوری خارج کنید:</text:span></text:p>
      <table:table table:name="Table3" table:style-name="Table3">
        <table:table-column table:style-name="Table3.A"/>
        <table:table-row>
          <table:table-cell table:style-name="Table3.A1" office:value-type="string">
            <text:p text:style-name="P5">root@debian:/media# umount mydisk</text:p>
            <text:p text:style-name="P5">root@debian:/media# ls mydisk</text:p>
          </table:table-cell>
        </table:table-row>
      </table:table>
      <text:p text:style-name="P1">دستور اول پارتیشن را از حالت اتصال خارج می‌کند و دستور دوم فهرست دایرکتوری mydisk که اکنون خالی است، نمایش می‌دهد.</text:p>
      <text:p text:style-name="P1">در محیط میزکار گنوم، عمل mount پس از اتصال هارددیسک‌ها به سیستم از طریق USB یا هر درگاه دیگری، به‌صورت خودکار انجام می‌شود و آیکون‌های هر پارتیشن بر روی دسکتاپ و در گزینه‌ی Computer در منوی Places نمایش داده می‌شود. با کلیک بر روی هر آیکون، می‌توانید محتوای آن پارتیشن را ببینید.</text:p>
      <text:p text:style-name="P1"/>
      <text:p text:style-name="P3">۲-۷- نصب چاپگرها</text:p>
      <text:p text:style-name="P1">نرم‌افزاری که در سیستم‌عامل گنو/لینوکس برای مدیریت چاپگرها و به اشتراک‌گذاری <text:s/>آن‌ها در شبکه موجود است، کاپس (CUPS<text:note text:id="ftn2" text:note-class="footnote"><text:note-citation>2</text:note-citation><text:note-body><text:p text:style-name="Footnote">Common Unix Printing System</text:p></text:note-body></text:note>) نام دارد. سرویس کاپس در سیستم‌عامل دبیان گنو/لینوکس به‌صورت پیش‌فرض نصب شده و در حال اجرا است. با اتصال هر چاپگر به سیستم خود، در صورت وجود فایل درایور مورد نظر آن می‌توانید آنرا به سرویس کاپس اضافه کنید و از آن پس به‌راحتی می‌توانید فایل‌های خود را چاپ کنید.</text:p>
      <text:p text:style-name="P1">در این کتاب برای آموزش نصب چاپگرهای جدید از محیط گرافیکی استفاده می‌کنیم.</text:p>
      <text:p text:style-name="P1">۱- از منوی System → Administration گزینه‌ی Printing را انتخاب کنید.</text:p>
      <text:p text:style-name="P1">۲- در پنجره‌ی باز شده، بر روی منوی Server کلیک کنید و پس از آن گزینه‌ی <text:s/>New → Printer را برای نصب چاپگر جدید انتخاب کنید. پنجره‌ای برای شناسایی و نصب چاپگر جدید نمایان می‌شود. برای تغییر تنظیمات کاپس نیاز به رمز عبور کاربر ریشه دارید که پس از نمایش پنجره‌ی شناسایی و نصب، از شما سؤال می‌شود. رمز عبور کاربر ریشه را وارد کنید و روی دکمه‌ی <text:s/>Authenticate کلیک کنید. به خاطر داشته باشید که باید چاپگر به سیستم متصل، روشن و آماده به کار باشد. در این صورت، اگر چاپگر شما توسط کاپس شناسایی شود، نام چاپگر در کادر سمت چپ نمایش داده می‌شود.</text:p>
      <text:p text:style-name="P1">۳- پس از انتخاب نام چاپگر، کاپس به دنبال درایور چاپگر شما در سیستم می‌گردد. اگر درایور چاپگر انتخاب شده در سیستم موجود باشد، کاپس آن درایور را انتخاب می‌کند و مراحل نصب ادامه پیدا می‌کند. در غیر این صورت، پنجره‌ای با سه گزینه به شما نمایش داده می‌شود:</text:p>
      <text:p text:style-name="P1">الف) گزینه‌ی Select printer from database: این گزینه فهرست شرکت‌های تولیدکننده‌ی چاپگرهایی را که درایور چاپگرهای آن‌ها در بانک اطلاعات کاپس موجود است، نمایش می‌دهد. با انتخاب این گزینه و کلیک روی دکمه‌ی Forward لیست درایور چاپگرهای آن تولیدکننده نمایش داده می‌شود و شما می‌توانید <text:soft-page-break/>چاپگر خود را از بین این چاپگرها انتخاب کنید.</text:p>
      <text:p text:style-name="P1">ب) گزینه‌ی Provide PPD file: اگر این گزینه را انتخاب کنید به این معنا است که درایور مورد نظر چاپگر خود را که فایلی با پسوند ppd یا ppd.gz است، در اختیار دارید. در این صورت می‌توانید با کلیک روی دکمه‌ی نمایش داده شده در پایین صفحه که با None مشخص شده است، مسیر فایل درایور را به کاپس معرفی کنید تا کاپس درایور را برای چاپگر شما نصب کند.</text:p>
      <text:p text:style-name="P1">ج) گزینه‌ی Search for a printer driver to download: با این گزینه می‌توانید با وارد کردن نام چاپگر خود در قسمت Make and model و کلیک روی گزینه‌ی Search فهرستی از درایورهای یافت شده را در قسمت Printer model ببینید. با انتخاب درایور، فایل آن از اینترنت (قسمت OpenPrinting از وب‌سایت The Linux Foundation) دانلود و نصب می‌شود.</text:p>
      <text:p text:style-name="P1">۴- پس از مرحله‌ی انتخاب درایور و نصب آن، پنجره‌ای برای انتخاب نام چاپگر و توضیحات مشخص می‌شود. اگر مایل بودید، می‌توانید آن‌ها را تغییر دهید. به خاطر داشته باشید که نام چاپگر انتخاب شده باید با نام چاپگرهای نصب شده تفاوت داشته باشد. سپس گزینه‌ی Apply را کلیک کنید. چاپگر مورد نظرتان به سیستم اضافه می‌شود و شما می‌توانید آنرا در پنجره‌ی Printing مشاهده کنید.</text:p>
      <text:p text:style-name="P1">۵- از شما برای گرفتن Test Page برای اطمینان از صحت نصب چاپگر سؤال می‌شود. با کلیک روی Print Test Page می‌توانید از صحت نصب چاپگر خود با ارسال یک صفحه نمونه به چاپگر و چاپ آن اطمینان حاصل کنید. در غیر این صورت گزینه‌ی Cancel را کلیک کنید. <text:span text:style-name="T2">(تصویر نرم‌افزار نصب چاپگر – ۱)</text:span></text:p>
      <text:p text:style-name="P1">حال می‌توانید با انتخاب گزینه‌ی چاپ (Print) در هر نرم‌افزاری و انتخاب چاپگر نصب شده، فایل مورد نظر خود را چاپ کنید.</text:p>
      <text:p text:style-name="P1"/>
      <text:p text:style-name="P3">۳-۷- ساختار X Window System</text:p>
      <text:p text:style-name="P1">سیستم پنجره‌ی X که معمولاً آنرا X Window System یا X11 نیز می‌گویند، به سیستم و پروتکلی<text:note text:id="ftn3" text:note-class="footnote"><text:note-citation>3</text:note-citation><text:note-body><text:p text:style-name="Footnote">Protocol</text:p></text:note-body></text:note> گفته می‌شود که وظیفه‌ی فراهم آوردن پایه و اساس برای رابط‌های گرافیکی کاربر <text:note text:id="ftn4" text:note-class="footnote"><text:note-citation>4</text:note-citation><text:note-body><text:p text:style-name="Footnote">Graphical User Interfaces</text:p></text:note-body></text:note> را بر عهده دارد. این سیستم طوری طراحی شده است که ساختار پیچیده‌ی ارتباط با سخت‌افزارها را با سازوکاری از نرم‌افزارهای گرافیکی، جدا می‌کند، این مهم باعث عدم وابستگی نرم‌افزارهای گرافیکی موجود به نوع سخت‌افزاری است که این نرم‌افزارها روی آن اجرا می‌شود<text:note text:id="ftn5" text:note-class="footnote"><text:note-citation>5</text:note-citation><text:note-body><text:p text:style-name="Footnote">Device Independance</text:p></text:note-body></text:note>. X ارتباط بین کارت گرافیکی، مانیتور، ماوس و کیبورد را با نرم‌افزارهای گرافیکی برقرار می‌کند و از مدل کلاینت-سرور<text:note text:id="ftn6" text:note-class="footnote"><text:note-citation>6</text:note-citation><text:note-body><text:p text:style-name="Footnote">Client-Server</text:p></text:note-body></text:note> استفاده می‌کند و می‌تواند در شبکه نیز کار کند. نرم‌افزار سرورِ X کارت گرافیکی، مانیتور و … را به همراه پنجره‌ها مدیریت می‌کند و نرم‌افزارهای گرافیکی نیز به عنوان کلاینت X اجرا می‌شوند و از قابلیت‌های سرورِ X، استفاده می‌کنند.</text:p>
      <text:p text:style-name="P1">تنظیمات سرور X در مسیر /etc/X11/ قرار دارد. مهم‌ترین فایل در این دایرکتوری، فایل xorg.conf است که تنظیمات اصلی را شامل می‌شود. این فایل در هنگام نصب سیستم‌عامل دبیان گنو/لینوکس با شناسایی مشخصات سیستم، خودکار تولید و در این مسیر ذخیره می‌شود. اگر خواستید تنظیمات پیش‌فرض را تغییر دهید نیاز به تغییر این فایل دارید مانند هنگامی که درایور کارت گرافیکی خود را نصب می‌کنید. در این فایل می‌توان کارت گرافیکی، مانیتور، ماوس، کیبورد و برخی دیگر از سخت‌افزارهایی که برای رابط گرافیکی استفاده می‌شوند، تعریف کرد تا سرور X از آن‌ها استفاده کند. محیط میزکار گنوم از جمله‌ی محیط <text:soft-page-break/>میزکارهایی است که قابلیت اجرای X Window System را دارد. دیگر محیط‌های میزکاری که قابلیت اجرای X Window System را دارند Xfce ،KDE و … را شامل می‌شود. ساختار داخلی کلاینت و سرور X را می‌توانید در تصویر ببینید: <text:span text:style-name="T2">(تصویر ساختار ایکس – ۲)</text:span></text:p>
      <text:p text:style-name="P4"/>
      <text:p text:style-name="P3">۴-۷- نصب درایور کارت‌های گرافیکی <text:s/>ATi و AMD</text:p>
      <text:p text:style-name="P1">برای نصب درایور کارت‌های گرافیک <text:s/>ATi و AMD باید درایور مورد نظر کارت گرافیک خود را از وب‌سایت شرکت AMD دانلود کنید. سپس از منوی Applications → Accessories گزینه‌ی Root Terminal را انتخاب کنید. با استفاده از دستور cd وارد دایرکتوری فایلِ درایور شوید. سپس با استفاده از دستور chmod +x دسترسی اجرایی به فایل مورد نظر که معمولاً پسوند «run.» دارد، بدهید. پس از آن، با استفاده از دستور زیر، فایل درایور را اجرا کنید تا مراحل نصب آغاز شود:</text:p>
      <table:table table:name="Table4" table:style-name="Table4">
        <table:table-column table:style-name="Table4.A"/>
        <table:table-row>
          <table:table-cell table:style-name="Table4.A1" office:value-type="string">
            <text:p text:style-name="P5">root@debian:/home/user1/Downloads# <text:span text:style-name="T3">./ati-driver-installer-8.42.3-x86.x86_32.run</text:span></text:p>
          </table:table-cell>
        </table:table-row>
      </table:table>
      <text:p text:style-name="P1">البته نام فایل ممکن است متفاوت باشد. مراحل نصب از طریق محیط گرافیکی را دنبال کنید تا درایور به‌طور کامل نصب شود. پس از آن، سیستم خود را restart کنید.</text:p>
      <text:p text:style-name="P1"/>
      <text:p text:style-name="P4">۵-۷- نصب درایور کارت‌های گرافیکی <text:s/>Nvidia</text:p>
      <text:p text:style-name="P1">برای نصب درایور کارت گرافیک‌های Nvidia نیز باید درایور مورد نظر کارت گرافیک خود را از وب‌سایت شرکت Nvidia دانلود کنید. سپس با استفاده از کلید میانبر Ctrl+Alt+F1 وارد محیط متنی شوید. پس از ورود به سیستم با کاربر ریشه، با استفاده از دستور cd وارد دایرکتوری فایلِ درایور شوید. سپس با استفاده از دستور chmod +x دسترسی اجرایی به فایل مورد نظر که معمولاً پسوند «run.» دارد، بدهید. پیش از اینکه بتوانید درایور این نوع کارت گرافیکی را نصب کنید، باید دستور زیر را برای از بین بردن (kill) محیط گرافیکی گنوم اجرا کنید، در غیر این صورت درایور مورد نظر نصب نخواهد شد:</text:p>
      <table:table table:name="Table6" table:style-name="Table6">
        <table:table-column table:style-name="Table6.A"/>
        <table:table-row>
          <table:table-cell table:style-name="Table6.A1" office:value-type="string">
            <text:p text:style-name="P6"><text:span text:style-name="T4">root@debian:/home/user1/Download</text:span><text:span text:style-name="T4">s# /etc/init.d/gdm stop</text:span></text:p>
          </table:table-cell>
        </table:table-row>
      </table:table>
      <text:p text:style-name="P1">پس از آن، با استفاده از دستور زیر، فایل درایور را اجرا کنید تا مراحل نصب آغاز شود:</text:p>
      <table:table table:name="Table5" table:style-name="Table5">
        <table:table-column table:style-name="Table5.A"/>
        <table:table-row>
          <table:table-cell table:style-name="Table5.A1" office:value-type="string">
            <text:p text:style-name="P6"><text:span text:style-name="T4">root@debian:/home/user1/Downloa</text:span><text:span text:style-name="T4">ds# ./</text:span><text:span text:style-name="T5">NVIDIA-Linux-x86_32-195.36.15-pkg2.run</text:span></text:p>
          </table:table-cell>
        </table:table-row>
      </table:table>
      <text:p text:style-name="P1">البته نام فایل ممکن است متفاوت باشد. مراحل نصب از طریق محیط متنی را دنبال کنید تا درایور به‌طور کامل نصب شود. پس از آن، سیستم خود را restart کنید.</text:p>
      <text:p text:style-name="P2"/>
      <text:p text:style-name="P4">۶-۷- تنظیمات شبکه</text:p>
      <text:p text:style-name="P1">کارت‌های شبکه با نام‌های مختلفی در توزیع‌های سیستم‌عامل گنو/لینوکس شناخته می‌شوند. برای نمونه، کارت شبکه‌ی اترنت<text:note text:id="ftn7" text:note-class="footnote"><text:note-citation>7</text:note-citation><text:note-body><text:p text:style-name="Footnote">Ethernet</text:p></text:note-body></text:note> با eth شروع می‌شود و پس از آن عدد کارت شبکه می‌آید. برای مثال، کارت شبکه‌ی اول شما eth0 و کارت شبکه‌ی دوم شما eth1 و بقیه‌ی کارت‌های شبکه هم به همین ترتیب نامگذاری می‌شود. کارت شبکه‌ی loopback، با lo نامگذاری شده است و اتصال‌های شبکه PPP با نام‌های ppp0، ppp1 و … نامگذاری می‌شود. کارت شبکه‌های بی‌سیم<text:note text:id="ftn8" text:note-class="footnote"><text:note-citation>8</text:note-citation><text:note-body><text:p text:style-name="Footnote">Wireless</text:p></text:note-body></text:note> نیز با wlan1 ،wlan0 و … نامگذاری می‌شوند.</text:p>
      <text:p text:style-name="P1">برای تنظیمات شبکه در محیط متنی باید از دستور ifconfig استفاده کنید. برای اتصال به شبکه‌های بی‌سیم نیز باید از دستور iwconfig و iwlist استفاده کنید. به خاطر داشته باشید که تنها کاربر ریشه و کاربرهای <text:soft-page-break/>sudoer اجازه‌ی تغییر تنظیمات شبکه را دارند. برای نمونه، تنظیم IP کارت شبکه‌ی eth0 به شکل زیر است:</text:p>
      <table:table table:name="Table7" table:style-name="Table7">
        <table:table-column table:style-name="Table7.A"/>
        <table:table-row>
          <table:table-cell table:style-name="Table7.A1" office:value-type="string">
            <text:p text:style-name="P6"><text:span text:style-name="T4">root@debian:~</text:span><text:span text:style-name="T4"># ifconfig eth0 192.168.0.1 netmask 255.255.255.0</text:span></text:p>
          </table:table-cell>
        </table:table-row>
      </table:table>
      <text:p text:style-name="P1">همچنین برای مشاهده‌ی کارت‌های شبکه و تنظیمات آن‌ها از دستور ifconfig بدون هیچ پارامتری استفاده کنید. برای تغییر تنظیمات شبکه از محیط گرافیکی از منوی System → Preferences گزینه‌ی Network Connections را انتخاب کنید. <text:span text:style-name="T2">(تصویر تنظیمات شبکه گنوم – ۳)</text:span></text:p>
      <text:p text:style-name="P1">در این پنجره، برگه‌ی Wired برای شبکه‌های با سیم مانند اترنت، برگه‌ی Wireless برای شبکه‌های بی‌سیم، برگه‌ی Mobile Broadband برای شبکه‌های موبایل، برگه‌ی VPN برای اتصال شبکه‌ی VPN و برگه‌ی DSL برای اتصال شبکه‌ی PPP و تنظیمات آن‌ها وجود دارد. با کلیک بر روی هر برگه، مشخصات مرتبط با آن و اتصال موجود در سیستم شما نمایش داده می‌شود. برای نمونه، تنظیمات کارت شبکه‌ی eth0 را تغییر می‌دهیم. برای این منظور، بر روی Auto eth0 کلیک کنید و پس از فعال شدن گزینه‌های سمت راست، روی گزینه‌ی Edit (ویرایش) کلیک کنید. پنجره‌ی تنظیمات نمایش داده می‌شود: <text:s/><text:span text:style-name="T2">(تنظیمات eth0 – ۴)</text:span></text:p>
      <text:p text:style-name="P1">در این پنجره می‌توانید تنظیمات شبکه‌ی خود را تغییر دهید. برای این کار، روی برگه‌ی IPv4 Settings کلیک کنید. از قسمت Method (روش تنظیم)، گزینه‌ی Manual (دستی) را انتخاب کنید. در این صورت، گزینه‌هایی که تا قبل از این غیر فعال بودند، فعال می‌شوند و شما می‌توانید آن‌ها را تغییر دهید. برای اضافه کردن تنظیمات IP روی گزینه‌ی Add کلیک کنید. <text:s/>قسمت‌های مورد نظر را با اطلاعات مورد نظرتان پر کنید. سپس در قسمت DNS Servers، آدرس IP سرورهای نام دامنه<text:note text:id="ftn9" text:note-class="footnote"><text:note-citation>9</text:note-citation><text:note-body><text:p text:style-name="Footnote">Domain Name Server</text:p></text:note-body></text:note> را وارد کنید. برای تأیید تنظیمات روی گزینه‌ی Apply کلیک کنید. در این مرحله رمز عبور کاربر ریشه از شما خواسته می‌شود زیرا اگر به خاطر داشته باشید، تنها کاربر ریشه به تنظیمات شبکه دسترسی دارد. پس از وارد کردن رمز عبور، روی گزینه‌ی Authenticate کلیک کنید. در این حالت کارت شبکه‌ی شما تنظیم شده است و می‌توانید به شبکه‌ی مورد نظرتان متصل شو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0T23:42:58</dc:date>
    <dc:creator>Mostafa Moradian</dc:creator>
    <meta:editing-duration>P1DT10H37M9S</meta:editing-duration>
    <meta:editing-cycles>1692</meta:editing-cycles>
    <meta:generator>LibreOffice/3.3$Linux LibreOffice_project/330m19$Build-202</meta:generator>
    <meta:document-statistic meta:table-count="8" meta:image-count="0" meta:object-count="0" meta:page-count="5" meta:paragraph-count="65" meta:word-count="2439" meta:character-count="12738"/>
  </office:meta>
</office:document-meta>
</file>